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5.715cm" svg:height="1.905cm" svg:x="3.566cm" svg:y="3.194cm">
          <text:p text:style-name="P1"><text:span text:style-name="T1">Is our toolchain </text:span></text:p>
          <text:p text:style-name="P1"><text:span text:style-name="T1">code has chang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3.175cm" svg:height="1.27cm" svg:x="11.16cm" svg:y="3.54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5.715cm" svg:height="1.27cm" svg:x="3.54cm" svg:y="6.715cm">
          <text:p text:style-name="P1"><text:span text:style-name="T1">Build our new gcc </text:span></text:p>
          <text:p text:style-name="P1"><text:span text:style-name="T1">toolchain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715cm" svg:height="1.27cm" svg:x="3.54cm" svg:y="9.625cm">
          <text:p text:style-name="P1"><text:span text:style-name="T1">Run benchmark for new </text:span></text:p>
          <text:p text:style-name="P1"><text:span text:style-name="T1">gcc toolchain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715cm" svg:height="1.27cm" svg:x="3.54cm" svg:y="12.835cm">
          <text:p text:style-name="P1"><text:span text:style-name="T1">Generate benchmark</text:span></text:p>
          <text:p text:style-name="P1"><text:span text:style-name="T1"><text:s/></text:span><text:span text:style-name="T1">report files (.csv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5.715cm" svg:height="1.27cm" svg:x="3.54cm" svg:y="19.12cm">
          <text:p text:style-name="P1"><text:span text:style-name="T1">Open Excel and generate 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3.175cm" svg:height="1.905cm" svg:x="9.255cm" svg:y="15.27cm">
          <text:p text:style-name="P1"><text:span text:style-name="T1">Old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7" draw:id="id7" draw:layer="layout" svg:width="3.175cm" svg:height="1.905cm" svg:x="4.777cm" svg:y="15.375cm">
          <text:p text:style-name="P1"><text:span text:style-name="T1">New.csv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line" svg:x1="6.423cm" svg:y1="5.099cm" svg:x2="6.397cm" svg:y2="6.715cm" draw:start-shape="id1" draw:start-glue-point="6" draw:end-shape="id2" draw:end-glue-point="4" svg:d="m6423 5099-26 1616">
          <text:p text:style-name="P1"><text:span text:style-name="T1">Yes</text:span></text:p>
        </draw:connector>
        <draw:connector draw:style-name="gr3" draw:text-style-name="P1" draw:layer="layout" draw:type="line" svg:x1="6.436cm" svg:y1="1.8cm" svg:x2="6.423cm" svg:y2="3.194cm" draw:end-shape="id1" draw:end-glue-point="4" svg:d="m6436 1800-13 1394">
          <text:p/>
        </draw:connector>
        <draw:connector draw:style-name="gr2" draw:text-style-name="P2" draw:layer="layout" draw:type="line" svg:x1="9.281cm" svg:y1="4.147cm" svg:x2="11.16cm" svg:y2="4.175cm" draw:start-shape="id1" draw:start-glue-point="7" draw:end-shape="id3" draw:end-glue-point="5" svg:d="m9281 4147 1879 28">
          <text:p text:style-name="P1"><text:span text:style-name="T1">No</text:span></text:p>
        </draw:connector>
        <draw:connector draw:style-name="gr3" draw:text-style-name="P1" draw:layer="layout" draw:type="line" svg:x1="6.397cm" svg:y1="7.985cm" svg:x2="6.397cm" svg:y2="9.625cm" draw:start-shape="id2" draw:start-glue-point="6" draw:end-shape="id4" draw:end-glue-point="4" svg:d="m6397 7985v1640">
          <text:p/>
        </draw:connector>
        <draw:connector draw:style-name="gr3" draw:text-style-name="P1" draw:layer="layout" draw:type="line" svg:x1="10.843cm" svg:y1="17.063cm" svg:x2="6.397cm" svg:y2="19.12cm" draw:start-shape="id5" draw:start-glue-point="6" draw:end-shape="id6" draw:end-glue-point="4" svg:d="m10843 17063-4446 2057">
          <text:p/>
        </draw:connector>
        <draw:connector draw:style-name="gr3" draw:text-style-name="P1" draw:layer="layout" draw:type="line" svg:x1="6.365cm" svg:y1="17.168cm" svg:x2="6.397cm" svg:y2="19.12cm" draw:start-shape="id7" draw:start-glue-point="6" draw:end-shape="id6" draw:end-glue-point="4" svg:d="m6365 17168 32 1952">
          <text:p/>
        </draw:connector>
        <draw:connector draw:style-name="gr3" draw:text-style-name="P1" draw:layer="layout" draw:type="line" svg:x1="6.397cm" svg:y1="14.105cm" svg:x2="6.365cm" svg:y2="15.375cm" draw:start-shape="id8" draw:start-glue-point="6" draw:end-shape="id7" draw:end-glue-point="4" svg:d="m6397 14105-32 1270">
          <text:p/>
        </draw:connector>
        <draw:connector draw:style-name="gr3" draw:text-style-name="P1" draw:layer="layout" draw:type="line" svg:x1="6.397cm" svg:y1="10.895cm" svg:x2="6.397cm" svg:y2="12.835cm" draw:start-shape="id4" draw:start-glue-point="6" draw:end-shape="id8" draw:end-glue-point="4" svg:d="m6397 10895v1940">
          <text:p/>
        </draw:connector>
        <draw:custom-shape draw:style-name="gr1" draw:text-style-name="P2" xml:id="id9" draw:id="id9" draw:layer="layout" svg:width="3.175cm" svg:height="1.905cm" svg:x="4.775cm" svg:y="21.76cm">
          <text:p text:style-name="P1"><text:span text:style-name="T1">Excel report</text:span></text:p>
          <text:p text:style-name="P1"><text:span text:style-name="T1">(bar chart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6.397cm" svg:y1="20.39cm" svg:x2="6.363cm" svg:y2="21.76cm" draw:start-shape="id6" draw:start-glue-point="6" draw:end-shape="id9" draw:end-glue-point="4" svg:d="m6397 20390-34 1370">
          <text:p/>
        </draw:connector>
        <draw:frame draw:style-name="gr4" draw:text-style-name="P3" draw:layer="layout" svg:width="3.175cm" svg:height="0.885cm" svg:x="6.715cm" svg:y="1.935cm">
          <draw:text-box>
            <text:p><text:span text:style-name="T1">Run on 9 p.m.</text:span></text:p>
          </draw:text-box>
        </draw:frame>
        <draw:frame draw:style-name="gr5" draw:text-style-name="P3" draw:layer="layout" svg:width="4.445cm" svg:height="2.131cm" svg:x="8.255cm" svg:y="21.755cm">
          <draw:text-box>
            <text:p><text:span text:style-name="T1">Check report to judge whether or not the change of gcc has side effec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7-03-29T15:51:31</meta:creation-date>
    <dc:date>2017-03-29T17:27:38</dc:date>
    <dc:creator>Chung-Shu Chen</dc:creator>
    <meta:editing-duration>PT1H16M2S</meta:editing-duration>
    <meta:editing-cycles>4</meta:editing-cycles>
    <meta:generator>OpenOffice.org/3.3$Unix OpenOffice.org_project/330m20$Build-9567</meta:generator>
    <meta:document-statistic meta:object-count="20"/>
  </office:meta>
</office:document-meta>
</file>